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cm" fo:margin-bottom="0cm" style:contextual-spacing="false"/>
    </style:style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4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cm" fo:margin-bottom="0cm" style:contextual-spacing="false"/>
    </style:style>
    <style:style style:name="P32" style:family="paragraph" style:parent-style-name="Text_20_body" style:list-style-name="L16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7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cm" fo:margin-bottom="0cm" style:contextual-spacing="false"/>
    </style:style>
    <style:style style:name="P38" style:family="paragraph" style:parent-style-name="Text_20_body" style:list-style-name="L19">
      <style:paragraph-properties fo:margin-top="0cm" fo:margin-bottom="0cm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20">
      <style:paragraph-properties fo:margin-top="0cm" fo:margin-bottom="0cm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1">
      <style:paragraph-properties fo:margin-top="0cm" fo:margin-bottom="0cm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cm" fo:margin-bottom="0cm" style:contextual-spacing="false"/>
    </style:style>
    <style:style style:name="P46" style:family="paragraph" style:parent-style-name="Text_20_body" style:list-style-name="L23">
      <style:paragraph-properties fo:margin-top="0cm" fo:margin-bottom="0cm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4">
      <style:paragraph-properties fo:margin-top="0cm" fo:margin-bottom="0cm" style:contextual-spacing="false"/>
    </style:style>
    <style:style style:name="P49" style:family="paragraph" style:parent-style-name="Text_20_body" style:list-style-name="L24"/>
    <style:style style:name="P50" style:family="paragraph" style:parent-style-name="Text_20_body" style:list-style-name="L25">
      <style:paragraph-properties fo:margin-top="0cm" fo:margin-bottom="0cm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6">
      <style:paragraph-properties fo:margin-top="0cm" fo:margin-bottom="0cm" style:contextual-spacing="false"/>
    </style:style>
    <style:style style:name="P53" style:family="paragraph" style:parent-style-name="Text_20_body" style:list-style-name="L26"/>
    <style:style style:name="P54" style:family="paragraph" style:parent-style-name="Text_20_body" style:list-style-name="L27"/>
    <style:style style:name="P55" style:family="paragraph" style:parent-style-name="Text_20_body" style:list-style-name="L28">
      <style:paragraph-properties fo:margin-top="0cm" fo:margin-bottom="0cm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9">
      <style:paragraph-properties fo:margin-top="0cm" fo:margin-bottom="0cm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30"/>
    <style:style style:name="P60" style:family="paragraph" style:parent-style-name="Text_20_body" style:list-style-name="L31">
      <style:paragraph-properties fo:margin-top="0cm" fo:margin-bottom="0cm" style:contextual-spacing="false"/>
    </style:style>
    <style:style style:name="P61" style:family="paragraph" style:parent-style-name="Text_20_body" style:list-style-name="L31"/>
    <style:style style:name="P62" style:family="paragraph" style:parent-style-name="Text_20_body" style:list-style-name="L32"/>
    <style:style style:name="P63" style:family="paragraph" style:parent-style-name="Text_20_body" style:list-style-name="L33"/>
    <style:style style:name="P64" style:family="paragraph" style:parent-style-name="Text_20_body" style:list-style-name="L33">
      <style:paragraph-properties fo:margin-top="0cm" fo:margin-bottom="0cm" style:contextual-spacing="false"/>
    </style:style>
    <style:style style:name="P65" style:family="paragraph" style:parent-style-name="Text_20_body" style:list-style-name="L34">
      <style:paragraph-properties fo:margin-top="0cm" fo:margin-bottom="0cm" style:contextual-spacing="false"/>
    </style:style>
    <style:style style:name="P66" style:family="paragraph" style:parent-style-name="Text_20_body" style:list-style-name="L3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Ниже разберу <text:span text:style-name="Source_20_Text">observer_demo.pdf</text:span> именно в контексте того, что вы хотели: триада Eτ,O,M, M5, RSL‑ядро <text:span text:style-name="Source_20_Text">++-↔-++</text:span>, <text:span text:style-name="Source_20_Text">+++→+++</text:span>, и целевой симулятор, который «на выходе» даёт физику <text:span text:style-name="Strong_20_Emphasis">с точки зрения наблюдателя</text:span>.</text:p>
      <text:p text:style-name="Text_20_body">Я разделю анализ на:</text:p>
      <text:list text:style-name="L1">
        <text:list-item>
          <text:p text:style-name="P1">Что уже реализовано в демо (по шагам кода). </text:p>
        </text:list-item>
        <text:list-item>
          <text:p text:style-name="P1">Насколько это согласовано с Meaning_v1 (M5, λ, Ξ, Eτ/O/M). </text:p>
        </text:list-item>
        <text:list-item>
          <text:p text:style-name="P1">Какие слабые места/разрывы видно с точки зрения «вывода законов мира». </text:p>
        </text:list-item>
        <text:list-item>
          <text:p text:style-name="P2">Конкретные следующие шаги, чтобы сделать из этого основу полного симулятора. </text:p>
        </text:list-item>
      </text:list>
      <text:h text:style-name="Heading_20_2" text:outline-level="2">1. Что уже реализовано в <text:span text:style-name="Source_20_Text">observer_demo.pdf</text:span></text:h>
      <text:h text:style-name="Heading_20_3" text:outline-level="3">1.1. Микроуровень: 1D‑решётка и SM‑подобные правила</text:h>
      <text:p text:style-name="Text_20_body">В коде вы фиксируете:</text:p>
      <text:p text:style-name="Preformatted_20_Text"><text:span text:style-name="Source_20_Text">SM_RULES = RuleSet([</text:span></text:p>
      <text:p text:style-name="Preformatted_20_Text"><text:span text:style-name="Source_20_Text"><text:s text:c="4"/>Rule(name="charge_swap", <text:s text:c="4"/>pattern=[1, 1, -1], replacement=[-1, 1, 1]),</text:span></text:p>
      <text:p text:style-name="Preformatted_20_Text"><text:span text:style-name="Source_20_Text"><text:s text:c="4"/>Rule(name="charge_swap_inv", pattern=[-1, 1, 1], replacement=[1, 1, -1]),</text:span></text:p>
      <text:p text:style-name="Preformatted_20_Text"><text:span text:style-name="Source_20_Text"><text:s text:c="4"/>Rule(name="stabilizer", <text:s text:c="5"/>pattern=[1, 1, 1], <text:s/>replacement=[1, 1, 1]),</text:span></text:p>
      <text:p text:style-name="P3"><text:span text:style-name="Source_20_Text">])</text:span></text:p>
      <text:list text:style-name="L2">
        <text:list-item>
          <text:p text:style-name="P4">Это ровно ядро, найденное в <text:span text:style-name="Source_20_Text">sm_evolutionary_search.pdf</text:span>: </text:p>
          <text:list>
            <text:list-item>
              <text:p text:style-name="P4">локальные шаблоны длины 3; </text:p>
            </text:list-item>
            <text:list-item>
              <text:p text:style-name="P4">инволюционная пара <text:span text:style-name="Source_20_Text">++- ↔ -++</text:span>; </text:p>
            </text:list-item>
            <text:list-item>
              <text:p text:style-name="P4">стабилизатор <text:span text:style-name="Source_20_Text">+++ → +++</text:span>. </text:p>
            </text:list-item>
          </text:list>
        </text:list-item>
        <text:list-item>
          <text:p text:style-name="P4">Размер решётки:<text:line-break/><text:span text:style-name="Source_20_Text">N = 512</text:span>, <text:span text:style-name="Source_20_Text">ORDER = 3</text:span> → 83 в IFACE. </text:p>
        </text:list-item>
        <text:list-item>
          <text:p text:style-name="P5">Начальное состояние: <text:span text:style-name="Source_20_Text">p_plus=0.95</text:span> → почти «вакуум» <text:span text:style-name="Source_20_Text">+++...</text:span>, с редкими дефектами. </text:p>
        </text:list-item>
      </text:list>
      <text:p text:style-name="Text_20_body">Микродинамика:</text:p>
      <text:p text:style-name="Preformatted_20_Text"><text:span text:style-name="Source_20_Text">engine = EvolutionEngine(SM_RULES)</text:span></text:p>
      <text:p text:style-name="Preformatted_20_Text"><text:span text:style-name="Source_20_Text">for t in range(T_MAX):</text:span></text:p>
      <text:p text:style-name="Preformatted_20_Text"><text:span text:style-name="Source_20_Text"><text:s text:c="4"/>applied_rules = engine.step(lattice)</text:span></text:p>
      <text:p text:style-name="P3"><text:span text:style-name="Source_20_Text"><text:s text:c="4"/>...</text:span></text:p>
      <text:p text:style-name="Text_20_body">Это и есть ваш Eτ в триаде.</text:p>
      <text:h text:style-name="Heading_20_3" text:outline-level="3">1.2. Координатное отображение: Morton (Z‑order) 1D→3D</text:h>
      <text:p text:style-name="Text_20_body">Вы вводите:</text:p>
      <text:p text:style-name="Preformatted_20_Text"><text:span text:style-name="Source_20_Text">from world.observer import MortonMapper, morton_decode</text:span></text:p>
      <text:p text:style-name="Preformatted_20_Text"/>
      <text:p text:style-name="Preformatted_20_Text"><text:span text:style-name="Source_20_Text">mapper = MortonMapper(order=ORDER) <text:s/># ORDER=3 → 2^3 = 8</text:span></text:p>
      <text:p text:style-name="Preformatted_20_Text"><text:span text:style-name="Source_20_Text">...</text:span></text:p>
      <text:p text:style-name="P3"><text:span text:style-name="Source_20_Text">x, y, z = morton_decode(i % mapper.total_size)</text:span></text:p>
      <text:list text:style-name="L3">
        <text:list-item>
          <text:p text:style-name="P6">MortonMapper реализует Z‑order (Morton code) для отображения:<text:line-break/>i∈[0,N−1]⟶(x,y,z)∈{0,…,2ORDER−1}3. </text:p>
        </text:list-item>
        <text:list-item>
          <text:p text:style-name="P6">Это именно то, что мы обсуждали как IFACE‑координаты: </text:p>
          <text:list>
            <text:list-item>
              <text:p text:style-name="P6"><text:soft-page-break/>сохраняется локальность (соседние i → близкие (x,y,z)); </text:p>
            </text:list-item>
            <text:list-item>
              <text:p text:style-name="P7">формируется 3D‑«интерфейс» над 1D реальностью. </text:p>
            </text:list-item>
          </text:list>
        </text:list-item>
      </text:list>
      <text:h text:style-name="Heading_20_3" text:outline-level="3">1.3. Наблюдение: GlobalObserver, IFACE, SemanticState</text:h>
      <text:p text:style-name="Text_20_body">Вы создаёте:</text:p>
      <text:p text:style-name="Preformatted_20_Text"><text:span text:style-name="Source_20_Text">observer = GlobalObserver(</text:span></text:p>
      <text:p text:style-name="Preformatted_20_Text"><text:span text:style-name="Source_20_Text"><text:s text:c="4"/>config=ObserverConfig(</text:span></text:p>
      <text:p text:style-name="Preformatted_20_Text"><text:span text:style-name="Source_20_Text"><text:s text:c="8"/>mapper=mapper,</text:span></text:p>
      <text:p text:style-name="Preformatted_20_Text"><text:span text:style-name="Source_20_Text"><text:s text:c="8"/>max_history=50,</text:span></text:p>
      <text:p text:style-name="Preformatted_20_Text"><text:span text:style-name="Source_20_Text"><text:s text:c="8"/>fit_interval=10,</text:span></text:p>
      <text:p text:style-name="Preformatted_20_Text"><text:span text:style-name="Source_20_Text"><text:s text:c="8"/>...</text:span></text:p>
      <text:p text:style-name="Preformatted_20_Text"><text:span text:style-name="Source_20_Text"><text:s text:c="4"/>)</text:span></text:p>
      <text:p text:style-name="P3"><text:span text:style-name="Source_20_Text">)</text:span></text:p>
      <text:p text:style-name="Text_20_body">И запускаете цикл:</text:p>
      <text:p text:style-name="Preformatted_20_Text"><text:span text:style-name="Source_20_Text">iface_states = []</text:span></text:p>
      <text:p text:style-name="Preformatted_20_Text"><text:span text:style-name="Source_20_Text">semantic_snapshots = []</text:span></text:p>
      <text:p text:style-name="Preformatted_20_Text"/>
      <text:p text:style-name="Preformatted_20_Text"><text:span text:style-name="Source_20_Text">T_MAX = 100</text:span></text:p>
      <text:p text:style-name="Preformatted_20_Text"/>
      <text:p text:style-name="Preformatted_20_Text"><text:span text:style-name="Source_20_Text">for t in range(T_MAX):</text:span></text:p>
      <text:p text:style-name="Preformatted_20_Text"><text:span text:style-name="Source_20_Text"><text:s text:c="4"/># E_τ</text:span></text:p>
      <text:p text:style-name="Preformatted_20_Text"><text:span text:style-name="Source_20_Text"><text:s text:c="4"/>applied_rules = engine.step(lattice)</text:span></text:p>
      <text:p text:style-name="Preformatted_20_Text"/>
      <text:p text:style-name="Preformatted_20_Text"><text:span text:style-name="Source_20_Text"><text:s text:c="4"/># Ω-циклы</text:span></text:p>
      <text:p text:style-name="Preformatted_20_Text"><text:span text:style-name="Source_20_Text"><text:s text:c="4"/>state = lattice.to_state()</text:span></text:p>
      <text:p text:style-name="Preformatted_20_Text"><text:span text:style-name="Source_20_Text"><text:s text:c="4"/>detector.update(state.sites, t)</text:span></text:p>
      <text:p text:style-name="Preformatted_20_Text"><text:span text:style-name="Source_20_Text"><text:s text:c="4"/>cycles = detector.get_active_cycles(t, max_age=100)</text:span></text:p>
      <text:p text:style-name="Preformatted_20_Text"/>
      <text:p text:style-name="Preformatted_20_Text"><text:span text:style-name="Source_20_Text"><text:s text:c="4"/># O: наблюдение</text:span></text:p>
      <text:p text:style-name="Preformatted_20_Text"><text:span text:style-name="Source_20_Text"><text:s text:c="4"/>iface = observer.observe(lattice, cycles)</text:span></text:p>
      <text:p text:style-name="Preformatted_20_Text"><text:span text:style-name="Source_20_Text"><text:s text:c="4"/>iface_states.append(iface)</text:span></text:p>
      <text:p text:style-name="Preformatted_20_Text"/>
      <text:p text:style-name="Preformatted_20_Text"><text:span text:style-name="Source_20_Text"><text:s text:c="4"/># Обновление семантики (обучение законов)</text:span></text:p>
      <text:p text:style-name="Preformatted_20_Text"><text:span text:style-name="Source_20_Text"><text:s text:c="4"/>observer.update_semantics()</text:span></text:p>
      <text:p text:style-name="Preformatted_20_Text"/>
      <text:p text:style-name="Preformatted_20_Text"><text:span text:style-name="Source_20_Text"><text:s text:c="4"/># Сохранение</text:span></text:p>
      <text:p text:style-name="Preformatted_20_Text"><text:span text:style-name="Source_20_Text"><text:s text:c="4"/>if t % 20 == 0:</text:span></text:p>
      <text:p text:style-name="Preformatted_20_Text"><text:span text:style-name="Source_20_Text"><text:s text:c="8"/>semantic_snapshots.append({</text:span></text:p>
      <text:p text:style-name="Preformatted_20_Text"><text:span text:style-name="Source_20_Text"><text:s text:c="12"/>'t': t,</text:span></text:p>
      <text:p text:style-name="Preformatted_20_Text"><text:span text:style-name="Source_20_Text"><text:s text:c="12"/>'summary': observer.knowledge</text:span></text:p>
      <text:p text:style-name="Preformatted_20_Text"><text:span text:style-name="Source_20_Text"><text:s text:c="8"/>})</text:span></text:p>
      <text:p text:style-name="Preformatted_20_Text"/>
      <text:p text:style-name="Preformatted_20_Text"><text:span text:style-name="Source_20_Text"><text:s text:c="4"/>if t % 25 == 0:</text:span></text:p>
      <text:p text:style-name="Preformatted_20_Text"><text:span text:style-name="Source_20_Text"><text:s text:c="8"/>print(f" <text:s/>t={t:3d}: объектов={iface.num_objects}, "</text:span></text:p>
      <text:p text:style-name="Preformatted_20_Text"><text:span text:style-name="Source_20_Text"><text:s text:c="14"/>f"Q={iface.total_Q:+.1f}, M={iface.total_mass:.2f}, "</text:span></text:p>
      <text:p text:style-name="P3"><text:span text:style-name="Source_20_Text"><text:s text:c="14"/>f"τ={observer.tau:.2f}")</text:span></text:p>
      <text:p text:style-name="Text_20_body">Из логов:</text:p>
      <text:p text:style-name="Preformatted_20_Text"><text:span text:style-name="Source_20_Text">t= <text:s/>0: объектов=0, <text:s text:c="2"/>Q=+0.0, <text:s/>M=0.00, <text:s text:c="2"/>τ=0.96</text:span></text:p>
      <text:p text:style-name="Preformatted_20_Text"><text:span text:style-name="Source_20_Text">t= 25: объектов=998, Q=+4.0, <text:s/>M=967.87, τ=25.04</text:span></text:p>
      <text:p text:style-name="Preformatted_20_Text"><text:span text:style-name="Source_20_Text">t= 50: объектов=2156,Q=-1.0, <text:s/>M=1285.74,τ=49.11</text:span></text:p>
      <text:p text:style-name="Preformatted_20_Text"><text:span text:style-name="Source_20_Text">t= 75: объектов=3231,Q=+16.0, M=1458.78,τ=73.18</text:span></text:p>
      <text:p text:style-name="Preformatted_20_Text"/>
      <text:p text:style-name="Preformatted_20_Text"><text:span text:style-name="Source_20_Text">Шагов симуляции: 100</text:span></text:p>
      <text:p text:style-name="Preformatted_20_Text"><text:span text:style-name="Source_20_Text">Размер решётки: 512 (= 8³)</text:span></text:p>
      <text:p text:style-name="Preformatted_20_Text"><text:span text:style-name="Source_20_Text">Собственное время наблюдателя: τ = 96.289</text:span></text:p>
      <text:p text:style-name="Preformatted_20_Text"><text:span text:style-name="Source_20_Text">Обновлений семантики: 10</text:span></text:p>
      <text:p text:style-name="P3"><text:soft-page-break/><text:span text:style-name="Source_20_Text">Стабилизация: Нет</text:span></text:p>
      <text:p text:style-name="Text_20_body">То есть уже реализовано:</text:p>
      <text:list text:style-name="L4">
        <text:list-item>
          <text:p text:style-name="P8"><text:span text:style-name="Source_20_Text">Observer.observe</text:span>: </text:p>
          <text:list>
            <text:list-item>
              <text:p text:style-name="P8">берёт состояние решётки; </text:p>
            </text:list-item>
            <text:list-item>
              <text:p text:style-name="P8">через MortonMapper строит 3D‑каркас; </text:p>
            </text:list-item>
            <text:list-item>
              <text:p text:style-name="P8">детектирует Ω‑циклы как объекты IFACE (IFACEObject); </text:p>
            </text:list-item>
            <text:list-item>
              <text:p text:style-name="P8">вычисляет агрегаты: <text:span text:style-name="Source_20_Text">num_objects</text:span>, <text:span text:style-name="Source_20_Text">total_Q</text:span>, <text:span text:style-name="Source_20_Text">total_mass</text:span>. </text:p>
            </text:list-item>
          </text:list>
        </text:list-item>
        <text:list-item>
          <text:p text:style-name="P8"><text:span text:style-name="Source_20_Text">Observer.update_semantics</text:span>: </text:p>
          <text:list>
            <text:list-item>
              <text:p text:style-name="P8">каждые <text:span text:style-name="Source_20_Text">fit_interval</text:span> шагов оценивает: </text:p>
              <text:list>
                <text:list-item>
                  <text:p text:style-name="P8">параметры полевого уравнения (κ̂, m̂², λ̂); </text:p>
                </text:list-item>
                <text:list-item>
                  <text:p text:style-name="P8">законы сохранения (заряд Q, масса M); </text:p>
                </text:list-item>
                <text:list-item>
                  <text:p text:style-name="P8">накапливает историю оценок в <text:span text:style-name="Source_20_Text">SemanticState</text:span>. </text:p>
                </text:list-item>
              </text:list>
            </text:list-item>
          </text:list>
        </text:list-item>
        <text:list-item>
          <text:p text:style-name="P8">В конце вы строите графики: </text:p>
          <text:list>
            <text:list-item>
              <text:p text:style-name="P8">эволюции оценок κ, m², λ; </text:p>
            </text:list-item>
            <text:list-item>
              <text:p text:style-name="P8">R² (качество подгонки); </text:p>
            </text:list-item>
            <text:list-item>
              <text:p text:style-name="P8">флагов сохранения Q/M; </text:p>
            </text:list-item>
            <text:list-item>
              <text:p text:style-name="P9">τ/кол-ва обновлений. </text:p>
            </text:list-item>
          </text:list>
        </text:list-item>
      </text:list>
      <text:p text:style-name="Text_20_body">Это прямо соответствует:</text:p>
      <text:list text:style-name="L5">
        <text:list-item>
          <text:p text:style-name="P10">xsens → IFACEState (сырые координаты, объекты, поля); </text:p>
        </text:list-item>
        <text:list-item>
          <text:p text:style-name="P10">xphys → оценённые параметры полевого уравнения/законов; </text:p>
        </text:list-item>
        <text:list-item>
          <text:p text:style-name="P11">xsem → SemanticState (история оценок, статус «STABLE/LEARNING/CHAOTIC»). </text:p>
        </text:list-item>
      </text:list>
      <text:h text:style-name="Heading_20_3" text:outline-level="3">1.4. Триада Eτ,O,M в демо</text:h>
      <text:p text:style-name="Text_20_body">Вы явно фиксируете:</text:p>
      <text:p text:style-name="Preformatted_20_Text"><text:span text:style-name="Source_20_Text">E_τ: engine.step(lattice)</text:span></text:p>
      <text:p text:style-name="Preformatted_20_Text"><text:span text:style-name="Source_20_Text">O: <text:s text:c="2"/>observer.observe(...)</text:span></text:p>
      <text:p text:style-name="P3"><text:span text:style-name="Source_20_Text">M: <text:s text:c="2"/>(пассивный) — наблюдатель не вмешивается</text:span></text:p>
      <text:p text:style-name="Text_20_body">То есть:</text:p>
      <text:list text:style-name="L6">
        <text:list-item>
          <text:p text:style-name="P12">Eτ — фундаментальный 1D‑RSL‑шаг; </text:p>
        </text:list-item>
        <text:list-item>
          <text:p text:style-name="P12">O — Π_obs: S → IFACE → SemanticState; </text:p>
        </text:list-item>
        <text:list-item>
          <text:p text:style-name="P13">M — тривиален (пока нет воздействия на мир). </text:p>
        </text:list-item>
      </text:list>
      <text:p text:style-name="Text_20_body">Это согласовано с Meaning_v1 в режиме «наблюдатель‑ученик без интервенций».</text:p>
      <text:h text:style-name="Heading_20_2" text:outline-level="2">2. Что хорошо согласовано с Meaning_v1 и RSL/TDS</text:h>
      <text:h text:style-name="Heading_20_3" text:outline-level="3">2.1. M5: Eτ, O, M, x_sens, x_obs, x_phys, x_sem</text:h>
      <text:p text:style-name="Text_20_body">Meaning_v1 утверждает, что:</text:p>
      <text:list text:style-name="L7">
        <text:list-item>
          <text:p text:style-name="P14">есть пятимерное многообразие M5 со слоями: </text:p>
          <text:list>
            <text:list-item>
              <text:p text:style-name="P14">xsens: сырые сенсорные данные, </text:p>
            </text:list-item>
            <text:list-item>
              <text:p text:style-name="P14">xobs: организованные наблюдения, </text:p>
            </text:list-item>
            <text:list-item>
              <text:p text:style-name="P14">xphys: «физические» гипотезы/модели, </text:p>
            </text:list-item>
            <text:list-item>
              <text:p text:style-name="P14"><text:soft-page-break/>xsem: смысловые инварианты, «знание», </text:p>
            </text:list-item>
            <text:list-item>
              <text:p text:style-name="P14">Eτ: эволюция внешнего мира, </text:p>
            </text:list-item>
            <text:list-item>
              <text:p text:style-name="P14">O: функтор наблюдения, </text:p>
            </text:list-item>
            <text:list-item>
              <text:p text:style-name="P15">M: материализация. </text:p>
            </text:list-item>
          </text:list>
        </text:list-item>
      </text:list>
      <text:p text:style-name="Text_20_body">В демо:</text:p>
      <text:list text:style-name="L8">
        <text:list-item>
          <text:p text:style-name="P16">xsens → поля и Ω‑объекты в IFACEState; </text:p>
        </text:list-item>
        <text:list-item>
          <text:p text:style-name="P16">xphys → оценённые параметры Лагранжиана и законов сохранения; </text:p>
        </text:list-item>
        <text:list-item>
          <text:p text:style-name="P16">xsem → SemanticState (состояние OBS, история оценок, статус обучения); </text:p>
        </text:list-item>
        <text:list-item>
          <text:p text:style-name="P16">Eτ и O реализованы явно; </text:p>
        </text:list-item>
        <text:list-item>
          <text:p text:style-name="P17">M пока пассивен → как в Meaning_v1 на этапах, где наблюдатель «учится» без активных воздействий. </text:p>
        </text:list-item>
      </text:list>
      <text:p text:style-name="Text_20_body">Это очень хорошее, почти учебниковое воплощение схемы.</text:p>
      <text:h text:style-name="Heading_20_3" text:outline-level="3">2.2. Наличие τ и «собственного времени наблюдателя»</text:h>
      <text:p text:style-name="Text_20_body">В логе вы выводите:</text:p>
      <text:p text:style-name="Preformatted_20_Text"><text:span text:style-name="Source_20_Text">Собственное время наблюдателя: τ = 96.289</text:span></text:p>
      <text:p text:style-name="Preformatted_20_Text"><text:span text:style-name="Source_20_Text">Обновлений семантики: 10</text:span></text:p>
      <text:p text:style-name="P3"><text:span text:style-name="Source_20_Text">Стабилизация: Нет</text:span></text:p>
      <text:list text:style-name="L9">
        <text:list-item>
          <text:p text:style-name="P18">τ накапливается по мере вызовов <text:span text:style-name="Source_20_Text">update_semantics</text:span>; </text:p>
        </text:list-item>
        <text:list-item>
          <text:p text:style-name="P19">SemanticState имеет статус LEARNING/STABLE/CHAOTIC, и флаг is_stabilized(). </text:p>
        </text:list-item>
      </text:list>
      <text:p text:style-name="Text_20_body">Это хорошо ложится на:</text:p>
      <text:list text:style-name="L10">
        <text:list-item>
          <text:p text:style-name="P20">Meaning_v1: λ, Ξ(t), Observation Time t_OT как момент стабилизации инварианта; </text:p>
        </text:list-item>
        <text:list-item>
          <text:p text:style-name="P21">RSL/TDS: «время наблюдателя» как интеграл по информационным обновлениям/coarse‑изменениям. </text:p>
        </text:list-item>
      </text:list>
      <text:h text:style-name="Heading_20_2" text:outline-level="2">3. Ограничения текущей реализации</text:h>
      <text:p text:style-name="Text_20_body">С точки зрения цели «симулятор, который выдаёт законы» видно несколько разрывов:</text:p>
      <text:list text:style-name="L11">
        <text:list-item>
          <text:p text:style-name="P22"><text:span text:style-name="Strong_20_Emphasis">Нет явного эксперимента и модели для гравитации.</text:span></text:p>
          <text:list>
            <text:list-item>
              <text:p text:style-name="P23">Сейчас <text:span text:style-name="Source_20_Text">SemanticState</text:span> хранит в основном параметры поля (κ̂, m̂², λ̂) и консервации Q/M. </text:p>
            </text:list-item>
            <text:list-item>
              <text:p text:style-name="P23">В демо нет сценария «падения» Ω‑частицы в внешнем потенциале и нет оценки γ (как в задуманном «g ∝ −∇Φ»). </text:p>
            </text:list-item>
          </text:list>
        </text:list-item>
        <text:list-item>
          <text:p text:style-name="P22"><text:span text:style-name="Strong_20_Emphasis">Наблюдатель пока полностью глобальный.</text:span></text:p>
          <text:list>
            <text:list-item>
              <text:p text:style-name="P23">Он видит весь IFACE, что хорошо на этапе отладки, но: </text:p>
              <text:list>
                <text:list-item>
                  <text:p text:style-name="P23">нет ограничений восприятия, </text:p>
                </text:list-item>
                <text:list-item>
                  <text:p text:style-name="P23">нет горизонтов, параллакса и т.п., </text:p>
                </text:list-item>
                <text:list-item>
                  <text:p text:style-name="P23">это ещё не тот режим, где можно изучать emergent 4D‑перспективу. </text:p>
                </text:list-item>
              </text:list>
            </text:list-item>
          </text:list>
        </text:list-item>
        <text:list-item>
          <text:p text:style-name="P22"><text:span text:style-name="Strong_20_Emphasis">Параметр λ и когерентность Ξ из Meaning_v1 пока не проинтерпретированы.</text:span></text:p>
          <text:list>
            <text:list-item>
              <text:p text:style-name="P23">В демо есть τ и числовые статусы SemanticState, но: </text:p>
              <text:list>
                <text:list-item>
                  <text:p text:style-name="P23">нет явной динамики λ(t) как «скорости согласования»; </text:p>
                </text:list-item>
                <text:list-item>
                  <text:p text:style-name="P23"><text:soft-page-break/>нет Ξ(t) как меры согласованности между уровнями Eτ/O/M (или между несколькими OBS). </text:p>
                </text:list-item>
              </text:list>
            </text:list-item>
          </text:list>
        </text:list-item>
        <text:list-item>
          <text:p text:style-name="P22"><text:span text:style-name="Strong_20_Emphasis">OBS пока не встроен в эволюционный поиск.</text:span></text:p>
          <text:list>
            <text:list-item>
              <text:p text:style-name="P23">Вы уже начали OBSFitness/tda, но в демонстрации они не влияют на RULESET_core. </text:p>
            </text:list-item>
            <text:list-item>
              <text:p text:style-name="P22">Цель — использовать то, как OBS «видит» мир, как часть фитнеса для RuleSet. </text:p>
            </text:list-item>
          </text:list>
        </text:list-item>
      </text:list>
      <text:h text:style-name="Heading_20_2" text:outline-level="2">4. Конкретные следующие шаги на основе демо</text:h>
      <text:p text:style-name="Text_20_body">С учётом уже реализованного, ближайшие шаги видны очень чётко.</text:p>
      <text:h text:style-name="Heading_20_3" text:outline-level="3">4.1. Доработать IFACE/Observer до явного «гравитационного эксперимента»</text:h>
      <text:p text:style-name="Text_20_body">Сценарий: «падение» Ω‑дефекта в эффективном гравполе.</text:p>
      <text:list text:style-name="L12">
        <text:list-item>
          <text:p text:style-name="P24">Ввести в World внешний профиль поля ϕ_ext(i) или эквивалентный «потенциал» V(i). </text:p>
        </text:list-item>
        <text:list-item>
          <text:p text:style-name="P24">Сконструировать начальное состояние: </text:p>
          <text:list>
            <text:list-item>
              <text:p text:style-name="P24">почти вакуум <text:span text:style-name="Source_20_Text">+++...</text:span>, плюс один локализованный Ω‑цикл (дефект) «на высоте»; </text:p>
            </text:list-item>
            <text:list-item>
              <text:p text:style-name="P24">задать правила взаимодействия Ω с полем (например, bias в сторону высокой/низкой ϕ). </text:p>
            </text:list-item>
          </text:list>
        </text:list-item>
        <text:list-item>
          <text:p text:style-name="P24">В Observer.observe: </text:p>
          <text:list>
            <text:list-item>
              <text:p text:style-name="P24">трекать в IFACE координату (x,y,z) выбранной Ω‑частицы во времени; </text:p>
            </text:list-item>
            <text:list-item>
              <text:p text:style-name="P24">вычислять её интерфейсное ускорение a(t) = d²x/dt² в IFACE. </text:p>
            </text:list-item>
          </text:list>
        </text:list-item>
        <text:list-item>
          <text:p text:style-name="P24">В update_semantics: </text:p>
          <text:list>
            <text:list-item>
              <text:p text:style-name="P24">оценивать зависимость a ~ −∇Φ по наблюдаемым траекториям; </text:p>
            </text:list-item>
            <text:list-item>
              <text:p text:style-name="P25">добавлять в SemanticState оценку γ̂ и флаг «гравитационный закон согласован / нет». </text:p>
            </text:list-item>
          </text:list>
        </text:list-item>
      </text:list>
      <text:p text:style-name="Text_20_body">После этого:</text:p>
      <text:list text:style-name="L13">
        <text:list-item>
          <text:p text:style-name="P26">SemanticState будет содержать не только (κ̂, m̂², λ̂), но и γ̂ с R²‑оценкой; </text:p>
        </text:list-item>
        <text:list-item>
          <text:p text:style-name="P27">можно будет сказать: OBS «выучил» g ∝ −∇Φ в эффективном смысле. </text:p>
        </text:list-item>
      </text:list>
      <text:h text:style-name="Heading_20_3" text:outline-level="3">4.2. Явно ввести λ(t) и Ξ(t)</text:h>
      <text:p text:style-name="Text_20_body">В Meaning_v1:</text:p>
      <text:list text:style-name="L14">
        <text:list-item>
          <text:p text:style-name="P28">λ — скорость согласования между Eτ и O/M; </text:p>
        </text:list-item>
        <text:list-item>
          <text:p text:style-name="P29">Ξ(t) — когерентность между уровнями. </text:p>
        </text:list-item>
      </text:list>
      <text:p text:style-name="Text_20_body">В вашем коде это можно ввести так:</text:p>
      <text:list text:style-name="L15">
        <text:list-item>
          <text:p text:style-name="P30">λ(t):</text:p>
          <text:list>
            <text:list-item>
              <text:p text:style-name="P31">норма изменения оценок (κ̂, m̂², λ̂, γ̂) за один семантический шаг; </text:p>
            </text:list-item>
            <text:list-item>
              <text:p text:style-name="P31">чем выше λ, тем быстрее OBS пересобирает модель. </text:p>
            </text:list-item>
          </text:list>
        </text:list-item>
        <text:list-item>
          <text:p text:style-name="P30">Ξ(t):</text:p>
          <text:list>
            <text:list-item>
              <text:p text:style-name="P31">корреляция между предсказаниями OBS и реальными наблюдениями: </text:p>
              <text:list>
                <text:list-item>
                  <text:p text:style-name="P31"><text:soft-page-break/>например, если OBS предсказывает x_pred(t+Δ) по оценённым законам, </text:p>
                </text:list-item>
                <text:list-item>
                  <text:p text:style-name="P31">и сравнивает с x_real(t+Δ), </text:p>
                </text:list-item>
                <text:list-item>
                  <text:p text:style-name="P31">Ξ(t) = 1 − MSE_normalized(pred, real). </text:p>
                </text:list-item>
              </text:list>
            </text:list-item>
            <text:list-item>
              <text:p text:style-name="P30">высокая Ξ → хорошая когерентность модели с миром. </text:p>
            </text:list-item>
          </text:list>
        </text:list-item>
      </text:list>
      <text:p text:style-name="Text_20_body">Тогда:</text:p>
      <text:list text:style-name="L16">
        <text:list-item>
          <text:p text:style-name="P32">режим λ≈1, Ξ≈1 → «поток» (стабильное, но гибкое понимание); </text:p>
        </text:list-item>
        <text:list-item>
          <text:p text:style-name="P32">λ≪1 → OBS «застыл», не успевает за динамикой; </text:p>
        </text:list-item>
        <text:list-item>
          <text:p text:style-name="P33">λ≫1 → OBS перегружен, постоянно переподгоняет модель. </text:p>
        </text:list-item>
      </text:list>
      <text:p text:style-name="Text_20_body">Это можно отразить в статусах SemanticState и в финальной статистике демо.</text:p>
      <text:h text:style-name="Heading_20_3" text:outline-level="3">4.3. Подключить OBSFitness к эволюции RULESET</text:h>
      <text:p text:style-name="Text_20_body">Сейчас:</text:p>
      <text:list text:style-name="L17">
        <text:list-item>
          <text:p text:style-name="P34">SMFitness оценивает RULESET по Ω‑структуре на микроуровне. </text:p>
        </text:list-item>
        <text:list-item>
          <text:p text:style-name="P34">OBSFitness (в примерах кода) может оценивать: </text:p>
          <text:list>
            <text:list-item>
              <text:p text:style-name="P34">средний R² по уравнениям; </text:p>
            </text:list-item>
            <text:list-item>
              <text:p text:style-name="P34">скорость стабилизации параметров; </text:p>
            </text:list-item>
            <text:list-item>
              <text:p text:style-name="P34">степень сохранения Q/M с точки зрения OBS; </text:p>
            </text:list-item>
            <text:list-item>
              <text:p text:style-name="P35">когерентность Ξ(t). </text:p>
            </text:list-item>
          </text:list>
        </text:list-item>
      </text:list>
      <text:p text:style-name="Text_20_body">Следующий шаг:</text:p>
      <text:list text:style-name="L18">
        <text:list-item>
          <text:p text:style-name="P36">определить комбинированный фитнес:</text:p>
          <text:p text:style-name="P36">Ftotal=α⋅FSM+β⋅FOBS,</text:p>
          <text:p text:style-name="P36">где:</text:p>
          <text:list>
            <text:list-item>
              <text:p text:style-name="P37">F_SM — ваши текущие метрики Ω‑циклов, </text:p>
            </text:list-item>
            <text:list-item>
              <text:p text:style-name="P37">F_OBS — показатели качества «понимания» мира наблюдателем. </text:p>
            </text:list-item>
          </text:list>
        </text:list-item>
        <text:list-item>
          <text:p text:style-name="P36">запустить эволюционный поиск RuleSet уже с учётом OBSFitness:</text:p>
          <text:list>
            <text:list-item>
              <text:p text:style-name="P37">цель: не только богатый Ω‑зоопарк, но и такой мир, в котором «естественно» выучиваются: </text:p>
              <text:list>
                <text:list-item>
                  <text:p text:style-name="P37">поле ϕ с разумными параметрами, </text:p>
                </text:list-item>
                <text:list-item>
                  <text:p text:style-name="P37">законы сохранения, </text:p>
                </text:list-item>
                <text:list-item>
                  <text:p text:style-name="P36">эффективный грав. закон. </text:p>
                </text:list-item>
              </text:list>
            </text:list-item>
          </text:list>
        </text:list-item>
      </text:list>
      <text:h text:style-name="Heading_20_2" text:outline-level="2">5. Вывод</text:h>
      <text:p text:style-name="Text_20_body"><text:span text:style-name="Source_20_Text">observer_demo.pdf</text:span> показывает, что у вас уже реализовано:</text:p>
      <text:list text:style-name="L19">
        <text:list-item>
          <text:p text:style-name="P38">корректное ядро 1D‑RSL с SM‑подобными правилами; </text:p>
        </text:list-item>
        <text:list-item>
          <text:p text:style-name="P38">IFACE на основе Morton 1D→3D; </text:p>
        </text:list-item>
        <text:list-item>
          <text:p text:style-name="P38">детектор Ω‑циклов; </text:p>
        </text:list-item>
        <text:list-item>
          <text:p text:style-name="P38">GlobalObserver с реальной оценкой полевого уравнения и законов сохранения; </text:p>
        </text:list-item>
        <text:list-item>
          <text:p text:style-name="P38">базовый SemanticState с τ и статусом обучения; </text:p>
        </text:list-item>
        <text:list-item>
          <text:p text:style-name="P39">зачаток OBSFitness/tda‑слоя. </text:p>
        </text:list-item>
      </text:list>
      <text:p text:style-name="Text_20_body"><text:soft-page-break/>Это уже <text:span text:style-name="Strong_20_Emphasis">рабочая</text:span> версия триады Eτ,O,M и M5 в коде.</text:p>
      <text:p text:style-name="Text_20_body">Следующие шаги, чтобы симулятор начал «выдавать законы» максимально близкие к нашему миру:</text:p>
      <text:list text:style-name="L20">
        <text:list-item>
          <text:p text:style-name="P40">Добавить конкретные эксперименты (как минимум «падение» Ω‑частицы → g∝−∇Φ). </text:p>
        </text:list-item>
        <text:list-item>
          <text:p text:style-name="P40">Ввести λ(t) и Ξ(t) из Meaning_v1 как явные величины в SemanticState. </text:p>
        </text:list-item>
        <text:list-item>
          <text:p text:style-name="P41">Подключить OBSFitness к эволюции RuleSet, чтобы отбирать не только «богатые» Ω‑миры, но и те, в которых OBS легко и устойчиво извлекает законы. </text:p>
        </text:list-item>
      </text:list>
      <text:p text:style-name="Text_20_body">Если хочешь, дальше могу:</text:p>
      <text:list text:style-name="L21">
        <text:list-item>
          <text:p text:style-name="P42">расписать шаг за шагом код‑скелет такого «гравитационного эксперимента»; </text:p>
        </text:list-item>
        <text:list-item>
          <text:p text:style-name="P43">или формально определить OBSFitness на основе уже существующего <text:span text:style-name="Source_20_Text">observer.knowledge</text:span> (R², stabilisation time, λ, Ξ). </text:p>
        </text:list-item>
      </text:list>
      <text:p text:style-name="Text_20_body">Ниже задам OBSFitness строго и в терминах того, что уже реально есть в <text:span text:style-name="Source_20_Text">observer_demo.pdf</text:span>, то есть на основе <text:span text:style-name="Source_20_Text">observer.knowledge</text:span> / <text:span text:style-name="Source_20_Text">SemanticState</text:span>.</text:p>
      <text:p text:style-name="Text_20_body">Буду использовать тот же стиль, что в ноутбуке: явные компоненты, нормировка в [0,1], понятная формула TotalFitness.</text:p>
      <text:h text:style-name="Heading_20_2" text:outline-level="2">1. Какие данные есть в <text:span text:style-name="Source_20_Text">observer.knowledge</text:span></text:h>
      <text:p text:style-name="Text_20_body">Согласно <text:span text:style-name="Source_20_Text">observer_demo.pdf</text:span>, после симуляции <text:span text:style-name="Source_20_Text">observer.knowledge</text:span> / <text:span text:style-name="Source_20_Text">SemanticState</text:span> содержит, по крайней мере:</text:p>
      <text:list text:style-name="L22">
        <text:list-item>
          <text:p text:style-name="P44">историю оценок полевого уравнения:</text:p>
          <text:list>
            <text:list-item>
              <text:p text:style-name="P45">κ̂(t), m̂²(t), λ̂(t), </text:p>
            </text:list-item>
            <text:list-item>
              <text:p text:style-name="P45">качество регрессии R²(t); </text:p>
            </text:list-item>
          </text:list>
        </text:list-item>
        <text:list-item>
          <text:p text:style-name="P44">историю оценок законов сохранения:</text:p>
          <text:list>
            <text:list-item>
              <text:p text:style-name="P45">total_Q(t), total_M(t), </text:p>
            </text:list-item>
            <text:list-item>
              <text:p text:style-name="P45">нормы нарушений (например, <text:span text:style-name="Source_20_Text">violation_Q(t) = |Q(t)−Q(0)| / |Q(0)|</text:span> или аналог); </text:p>
            </text:list-item>
          </text:list>
        </text:list-item>
        <text:list-item>
          <text:p text:style-name="P44">историю оценки «гравитации»:</text:p>
          <text:list>
            <text:list-item>
              <text:p text:style-name="P45">some_corr(t) между ускорением объектов и градиентом эффективного потенциала (если эксперимент падения реализован); </text:p>
            </text:list-item>
          </text:list>
        </text:list-item>
        <text:list-item>
          <text:p text:style-name="P44">вероятностный слой:</text:p>
          <text:list>
            <text:list-item>
              <text:p text:style-name="P45">распределения / гистограммы событий и их частот, </text:p>
            </text:list-item>
            <text:list-item>
              <text:p text:style-name="P45">степень согласия с предсказанной OBS моделью (если уже реализовано); </text:p>
            </text:list-item>
          </text:list>
        </text:list-item>
        <text:list-item>
          <text:p text:style-name="P44">мета‑параметры:</text:p>
          <text:list>
            <text:list-item>
              <text:p text:style-name="P45"><text:span text:style-name="Source_20_Text">update_count</text:span> — сколько раз <text:span text:style-name="Source_20_Text">update_semantics()</text:span> было вызвано, </text:p>
            </text:list-item>
            <text:list-item>
              <text:p text:style-name="P45"><text:span text:style-name="Source_20_Text">tau</text:span> — собственное время OBS, </text:p>
            </text:list-item>
            <text:list-item>
              <text:p text:style-name="P45"><text:span text:style-name="Source_20_Text">t_OT</text:span> — Observation Time (момент, когда оценки стабилизировались, если есть), </text:p>
            </text:list-item>
            <text:list-item>
              <text:p text:style-name="P44">флаг <text:span text:style-name="Source_20_Text">is_stabilized()</text:span> и, возможно, статус (<text:span text:style-name="Source_20_Text">LEARNING</text:span>, <text:span text:style-name="Source_20_Text">STABLE</text:span>, <text:span text:style-name="Source_20_Text">CHAOTIC</text:span>). </text:p>
            </text:list-item>
          </text:list>
        </text:list-item>
      </text:list>
      <text:p text:style-name="Text_20_body"><text:soft-page-break/>В коде OBSFitness вы уже выводите:</text:p>
      <text:p text:style-name="Preformatted_20_Text"><text:span text:style-name="Source_20_Text">print(f" <text:s/>📐 Полевое уравнение: {components.fitness_field:.4f} (R²=...)")</text:span></text:p>
      <text:p text:style-name="Preformatted_20_Text"><text:span text:style-name="Source_20_Text">print(f" <text:s/>⚡ Сохранение заряда Q: {components.fitness_Q:.4f} (violation=...)")</text:span></text:p>
      <text:p text:style-name="Preformatted_20_Text"><text:span text:style-name="Source_20_Text">print(f" <text:s/>⚖ <text:s/>Сохранение массы M: {components.fitness_mass:.4f} (violation=...)")</text:span></text:p>
      <text:p text:style-name="Preformatted_20_Text"><text:span text:style-name="Source_20_Text">print(f" <text:s/>⏱ <text:s/>Observation Time: {components.fitness_OT:.4f} (t_OT=...)")</text:span></text:p>
      <text:p text:style-name="Preformatted_20_Text"><text:span text:style-name="Source_20_Text">print(f" <text:s/>🌍 Гравитация: {components.fitness_gravity:.4f} (corr=...)")</text:span></text:p>
      <text:p text:style-name="P3"><text:span text:style-name="Source_20_Text">print(f" <text:s/>🎲 Вероятности: {components.fitness_prob:.4f}")</text:span></text:p>
      <text:p text:style-name="Text_20_body">То есть структура уже по сути есть, нужно просто зафиксировать её формально.</text:p>
      <text:h text:style-name="Heading_20_2" text:outline-level="2">2. Формальное определение OBSFitness</text:h>
      <text:p text:style-name="Text_20_body">Обозначим:</text:p>
      <text:list text:style-name="L23">
        <text:list-item>
          <text:p text:style-name="P46">T_total — длина наблюдения (кол-во шагов симуляции); </text:p>
        </text:list-item>
        <text:list-item>
          <text:p text:style-name="P47"><text:span text:style-name="Source_20_Text">knowledge</text:span> — финальное SemanticState наблюдателя после T_total шагов. </text:p>
        </text:list-item>
      </text:list>
      <text:h text:style-name="Heading_20_3" text:outline-level="3">2.1. Компоненты фитнеса</text:h>
      <text:p text:style-name="Text_20_body">Определим шесть компонент:</text:p>
      <text:list text:style-name="L24">
        <text:list-item>
          <text:p text:style-name="P48">Ffield — качество извлечения полевого уравнения. </text:p>
        </text:list-item>
        <text:list-item>
          <text:p text:style-name="P48">FQ — сохранение заряда Q. </text:p>
        </text:list-item>
        <text:list-item>
          <text:p text:style-name="P48">FM — сохранение «массы» / энергии M (агрегат по Ω‑объектам). </text:p>
        </text:list-item>
        <text:list-item>
          <text:p text:style-name="P48">FOT — «быстрота» стабилизации (Observation Time). </text:p>
        </text:list-item>
        <text:list-item>
          <text:p text:style-name="P48">Fgrav — извлечение гравитационного закона (корреляция a vs −∇Φ). </text:p>
        </text:list-item>
        <text:list-item>
          <text:p text:style-name="P49">Fprob — согласованность вероятностей (если пока не реализовано, можно задать прототип). </text:p>
        </text:list-item>
      </text:list>
      <text:p text:style-name="Text_20_body">Каждый F⋅∈[0,1].</text:p>
      <text:h text:style-name="Heading_20_3" text:outline-level="3">2.2. Ffield: полевое уравнение</text:h>
      <text:p text:style-name="Text_20_body">В <text:span text:style-name="Source_20_Text">observer_demo</text:span> вы оцениваете параметры Лагранжиана:</text:p>
      <text:p text:style-name="Text_20_body">∂t2ϕ=κ∇2ϕ−m2ϕ−λϕ3+…</text:p>
      <text:p text:style-name="Text_20_body">и считаете R² (коэффициент детерминации) по линейной/нелинейной регрессии.</text:p>
      <text:p text:style-name="Text_20_body">Пусть:</text:p>
      <text:list text:style-name="L25">
        <text:list-item>
          <text:p text:style-name="P50">R²_t — значение R² на t‑м обновлении семантики, </text:p>
        </text:list-item>
        <text:list-item>
          <text:p text:style-name="P51">Rmean2 — среднее по последним K шагам (или по всей истории, если её мало). </text:p>
        </text:list-item>
      </text:list>
      <text:p text:style-name="Text_20_body">Тогда:</text:p>
      <text:p text:style-name="Text_20_body">Ffield=max⁡(0,min⁡(1,Rmean2)).</text:p>
      <text:p text:style-name="Text_20_body">Если вы усечёте R² на [0,1], это сразу даёт корректную нормировку.</text:p>
      <text:p text:style-name="Text_20_body">На практике в коде:</text:p>
      <text:p text:style-name="Preformatted_20_Text"><text:span text:style-name="Source_20_Text">R2_vals = [entry.R2 for entry in knowledge.field_history]</text:span></text:p>
      <text:p text:style-name="Preformatted_20_Text"><text:span text:style-name="Source_20_Text">if not R2_vals:</text:span></text:p>
      <text:p text:style-name="Preformatted_20_Text"><text:span text:style-name="Source_20_Text"><text:s text:c="4"/>F_field = 0.0</text:span></text:p>
      <text:p text:style-name="Preformatted_20_Text"><text:soft-page-break/><text:span text:style-name="Source_20_Text">else:</text:span></text:p>
      <text:p text:style-name="Preformatted_20_Text"><text:span text:style-name="Source_20_Text"><text:s text:c="4"/>R2_mean = np.mean(R2_vals[-K:]) <text:s/># K=5 или все, если len&lt;K</text:span></text:p>
      <text:p text:style-name="P3"><text:span text:style-name="Source_20_Text"><text:s text:c="4"/>F_field = max(0.0, min(1.0, R2_mean))</text:span></text:p>
      <text:h text:style-name="Heading_20_3" text:outline-level="3">2.3. FQ: сохранение заряда</text:h>
      <text:p text:style-name="Text_20_body">Пусть:</text:p>
      <text:list text:style-name="L26">
        <text:list-item>
          <text:p text:style-name="P52">Q(t) — суммарный наблюдаемый заряд в IFACE в момент t, </text:p>
        </text:list-item>
        <text:list-item>
          <text:p text:style-name="P53">Q(0) — начальное значение. </text:p>
        </text:list-item>
      </text:list>
      <text:p text:style-name="Text_20_body">Определим нормированное нарушение:</text:p>
      <text:p text:style-name="Text_20_body">δQ(t)=∣Q(t)−Q(0)∣1+∣Q(0)∣</text:p>
      <text:p text:style-name="Text_20_body">и возьмём максимум по времени:</text:p>
      <text:p text:style-name="Text_20_body">δQmax=max⁡0≤t≤TtotalδQ(t).</text:p>
      <text:p text:style-name="Text_20_body">Фитнес:</text:p>
      <text:p text:style-name="Text_20_body">FQ=exp⁡(−δQmaxσQ),</text:p>
      <text:p text:style-name="Text_20_body">где σQ&gt;0 — параметр из <text:span text:style-name="Source_20_Text">OBSFitnessConfig</text:span> (например, 0.1).</text:p>
      <text:p text:style-name="Text_20_body">Код:</text:p>
      <text:p text:style-name="Preformatted_20_Text"><text:span text:style-name="Source_20_Text">delta_Q = max( abs(Q_t - Q_0) / (1.0 + abs(Q_0)) for Q_t in Q_history )</text:span></text:p>
      <text:p text:style-name="Preformatted_20_Text"><text:span text:style-name="Source_20_Text">F_Q = np.exp(-delta_Q / cfg.sigma_Q)</text:span></text:p>
      <text:p text:style-name="P3"><text:span text:style-name="Source_20_Text">F_Q = float(max(0.0, min(1.0, F_Q)))</text:span></text:p>
      <text:h text:style-name="Heading_20_3" text:outline-level="3">2.4. FM: сохранение массы/энергии</text:h>
      <text:p text:style-name="Text_20_body">Аналогично для массы:</text:p>
      <text:list text:style-name="L27">
        <text:list-item>
          <text:p text:style-name="P54">M(t) — суммарная «масса» Ω‑объектов или интеграл H_micro по решётке. </text:p>
        </text:list-item>
      </text:list>
      <text:p text:style-name="Text_20_body">Определяем:</text:p>
      <text:p text:style-name="Text_20_body">δM(t)=∣M(t)−M(0)∣1+∣M(0)∣,δMmax=max⁡tδM(t),</text:p>
      <text:p text:style-name="Text_20_body">FM=exp⁡(−δMmaxσM),</text:p>
      <text:p text:style-name="Text_20_body">с σM — типа cfg.sigma_M (если хотите, можно взять ту же σ, что и для Q).</text:p>
      <text:h text:style-name="Heading_20_3" text:outline-level="3">2.5. FOT: Observation Time</text:h>
      <text:p text:style-name="Text_20_body">Согласно Meaning_v1 и вашей реализации:</text:p>
      <text:list text:style-name="L28">
        <text:list-item>
          <text:p text:style-name="P55">t_OT — момент (в шагах eволюции), когда оценки полевого уравнения (и/или законов) вошли в стабильный диапазон и остаются там; </text:p>
        </text:list-item>
        <text:list-item>
          <text:p text:style-name="P55">если стабилизации не было — можно либо: </text:p>
          <text:list>
            <text:list-item>
              <text:p text:style-name="P55">ставить F_{OT}=0, </text:p>
            </text:list-item>
            <text:list-item>
              <text:p text:style-name="P56">либо штрафовать по «удержанию» ошибки. </text:p>
            </text:list-item>
          </text:list>
        </text:list-item>
      </text:list>
      <text:p text:style-name="Text_20_body">Нормировка:</text:p>
      <text:p text:style-name="Text_20_body">FOT={0,если tOT не определён,exp⁡(−tOTTscale),иначе,</text:p>
      <text:p text:style-name="Text_20_body"><text:soft-page-break/>где Tscale=cfg.T_scale_fraction⋅Ttotal.</text:p>
      <text:p text:style-name="Text_20_body">Интерпретация:</text:p>
      <text:list text:style-name="L29">
        <text:list-item>
          <text:p text:style-name="P57">если OBS стабилизировал закон рано (t_OT ≪ T_total) → F_{OT} близко к 1; </text:p>
        </text:list-item>
        <text:list-item>
          <text:p text:style-name="P57">если поздно → F_{OT} ближе к 0; </text:p>
        </text:list-item>
        <text:list-item>
          <text:p text:style-name="P58">если вообще не стабилизировал → 0. </text:p>
        </text:list-item>
      </text:list>
      <text:p text:style-name="Text_20_body">Код:</text:p>
      <text:p text:style-name="Preformatted_20_Text"><text:span text:style-name="Source_20_Text">if knowledge.t_OT is None:</text:span></text:p>
      <text:p text:style-name="Preformatted_20_Text"><text:span text:style-name="Source_20_Text"><text:s text:c="4"/>F_OT = 0.0</text:span></text:p>
      <text:p text:style-name="Preformatted_20_Text"><text:span text:style-name="Source_20_Text">else:</text:span></text:p>
      <text:p text:style-name="Preformatted_20_Text"><text:span text:style-name="Source_20_Text"><text:s text:c="4"/>T_scale = cfg.T_scale_fraction * T_total</text:span></text:p>
      <text:p text:style-name="Preformatted_20_Text"><text:span text:style-name="Source_20_Text"><text:s text:c="4"/>F_OT = np.exp(- knowledge.t_OT / max(1.0, T_scale))</text:span></text:p>
      <text:p text:style-name="P3"><text:span text:style-name="Source_20_Text"><text:s text:c="4"/>F_OT = float(max(0.0, min(1.0, F_OT)))</text:span></text:p>
      <text:h text:style-name="Heading_20_3" text:outline-level="3">2.6. Fgrav: гравитация</text:h>
      <text:p text:style-name="Text_20_body">Если у вас уже реализован эксперимент с падением частиц и оценкой γ, вы можете хранить:</text:p>
      <text:list text:style-name="L30">
        <text:list-item>
          <text:p text:style-name="P59">corr_grav — корреляция между наблюдаемым ускорением a и (минус) градиентом эффективного потенциала ∇Φ. </text:p>
        </text:list-item>
      </text:list>
      <text:p text:style-name="Text_20_body">Тогда:</text:p>
      <text:p text:style-name="Text_20_body">Fgrav=max⁡(0,min⁡(1,corrgrav)).</text:p>
      <text:p text:style-name="Text_20_body">Если corr_grav нет или эксперимента пока нет — можно ставить:</text:p>
      <text:list text:style-name="L31">
        <text:list-item>
          <text:p text:style-name="P60">F_grav = 0 по умолчанию, </text:p>
        </text:list-item>
        <text:list-item>
          <text:p text:style-name="P61">или пропускать этот компонент в сумме (взвешивать нулем). </text:p>
        </text:list-item>
      </text:list>
      <text:h text:style-name="Heading_20_3" text:outline-level="3">2.7. Fprob: вероятности</text:h>
      <text:p text:style-name="Text_20_body">На первом шаге, пока вероятностное окно у вас в зачатке, можно задать простой критерий:</text:p>
      <text:list text:style-name="L32">
        <text:list-item>
          <text:p text:style-name="P62">OBS строит для некоторого дискретного события (например, распад/аннигиляция Ω‑частиц) оценку вероятности p̂;</text:p>
        </text:list-item>
        <text:list-item>
          <text:p text:style-name="P62">считает частоты из наблюдений: p_emp;</text:p>
        </text:list-item>
        <text:list-item>
          <text:p text:style-name="P62">метрика:</text:p>
          <text:p text:style-name="P62">ϵp=∣pemp−p^∣,Fprob=exp⁡(−ϵp/σp).</text:p>
        </text:list-item>
      </text:list>
      <text:p text:style-name="Text_20_body">Если это не реализовано — F_prob=0 сейчас, с перспективой развить позже.</text:p>
      <text:h text:style-name="Heading_20_2" text:outline-level="2">3. Итоговая формула OBSFitness</text:h>
      <text:p text:style-name="Text_20_body">Собираем компоненты в структуру:</text:p>
      <text:p text:style-name="Preformatted_20_Text"><text:span text:style-name="Source_20_Text">@dataclass</text:span></text:p>
      <text:p text:style-name="Preformatted_20_Text"><text:span text:style-name="Source_20_Text">class OBSFitnessComponents:</text:span></text:p>
      <text:p text:style-name="Preformatted_20_Text"><text:span text:style-name="Source_20_Text"><text:s text:c="4"/>fitness_field: float</text:span></text:p>
      <text:p text:style-name="Preformatted_20_Text"><text:span text:style-name="Source_20_Text"><text:s text:c="4"/>fitness_Q: float</text:span></text:p>
      <text:p text:style-name="Preformatted_20_Text"><text:span text:style-name="Source_20_Text"><text:s text:c="4"/>fitness_mass: float</text:span></text:p>
      <text:p text:style-name="Preformatted_20_Text"><text:span text:style-name="Source_20_Text"><text:s text:c="4"/>fitness_OT: float</text:span></text:p>
      <text:p text:style-name="Preformatted_20_Text"><text:span text:style-name="Source_20_Text"><text:s text:c="4"/>fitness_gravity: float</text:span></text:p>
      <text:p text:style-name="P3"><text:soft-page-break/><text:span text:style-name="Source_20_Text"><text:s text:c="4"/>fitness_prob: float</text:span></text:p>
      <text:p text:style-name="Text_20_body">И определяем:</text:p>
      <text:p text:style-name="Text_20_body">FOBS=wfieldFfield+wQFQ+wMFM+wOTFOT+wgravFgrav+wprobFprobwfield+wQ+wM+wOT+wgrav+wprob.</text:p>
      <text:p text:style-name="Text_20_body">Весовые коэффициенты берутся из:</text:p>
      <text:p text:style-name="Preformatted_20_Text"><text:span text:style-name="Source_20_Text">@dataclass</text:span></text:p>
      <text:p text:style-name="Preformatted_20_Text"><text:span text:style-name="Source_20_Text">class OBSFitnessConfig:</text:span></text:p>
      <text:p text:style-name="Preformatted_20_Text"><text:span text:style-name="Source_20_Text"><text:s text:c="4"/>sigma_field: float <text:s text:c="2"/># если хотите отдельно нормировать R², но обычно не нужно</text:span></text:p>
      <text:p text:style-name="Preformatted_20_Text"><text:span text:style-name="Source_20_Text"><text:s text:c="4"/>sigma_Q: float</text:span></text:p>
      <text:p text:style-name="Preformatted_20_Text"><text:span text:style-name="Source_20_Text"><text:s text:c="4"/>sigma_M: float</text:span></text:p>
      <text:p text:style-name="Preformatted_20_Text"><text:span text:style-name="Source_20_Text"><text:s text:c="4"/>sigma_prob: float</text:span></text:p>
      <text:p text:style-name="Preformatted_20_Text"><text:span text:style-name="Source_20_Text"><text:s text:c="4"/>T_scale_fraction: float</text:span></text:p>
      <text:p text:style-name="Preformatted_20_Text"/>
      <text:p text:style-name="Preformatted_20_Text"><text:span text:style-name="Source_20_Text"><text:s text:c="4"/>w_field: float</text:span></text:p>
      <text:p text:style-name="Preformatted_20_Text"><text:span text:style-name="Source_20_Text"><text:s text:c="4"/>w_Q: float</text:span></text:p>
      <text:p text:style-name="Preformatted_20_Text"><text:span text:style-name="Source_20_Text"><text:s text:c="4"/>w_mass: float</text:span></text:p>
      <text:p text:style-name="Preformatted_20_Text"><text:span text:style-name="Source_20_Text"><text:s text:c="4"/>w_OT: float</text:span></text:p>
      <text:p text:style-name="Preformatted_20_Text"><text:span text:style-name="Source_20_Text"><text:s text:c="4"/>w_gravity: float</text:span></text:p>
      <text:p text:style-name="P3"><text:span text:style-name="Source_20_Text"><text:s text:c="4"/>w_prob: float</text:span></text:p>
      <text:p text:style-name="Text_20_body">На старте можно взять, как у вас в демо:</text:p>
      <text:p text:style-name="Preformatted_20_Text"><text:span text:style-name="Source_20_Text">OBSFitnessConfig(</text:span></text:p>
      <text:p text:style-name="Preformatted_20_Text"><text:span text:style-name="Source_20_Text"><text:s text:c="4"/>sigma_field=0.1, <text:s text:c="2"/># можно не использовать, если R² уже нормализован</text:span></text:p>
      <text:p text:style-name="Preformatted_20_Text"><text:span text:style-name="Source_20_Text"><text:s text:c="4"/>sigma_Q=0.1,</text:span></text:p>
      <text:p text:style-name="Preformatted_20_Text"><text:span text:style-name="Source_20_Text"><text:s text:c="4"/>sigma_M=0.1,</text:span></text:p>
      <text:p text:style-name="Preformatted_20_Text"><text:span text:style-name="Source_20_Text"><text:s text:c="4"/>sigma_prob=0.1,</text:span></text:p>
      <text:p text:style-name="Preformatted_20_Text"><text:span text:style-name="Source_20_Text"><text:s text:c="4"/>T_scale_fraction=0.25,</text:span></text:p>
      <text:p text:style-name="Preformatted_20_Text"><text:span text:style-name="Source_20_Text"><text:s text:c="4"/>w_field=1.0,</text:span></text:p>
      <text:p text:style-name="Preformatted_20_Text"><text:span text:style-name="Source_20_Text"><text:s text:c="4"/>w_Q=1.0,</text:span></text:p>
      <text:p text:style-name="Preformatted_20_Text"><text:span text:style-name="Source_20_Text"><text:s text:c="4"/>w_mass=0.5,</text:span></text:p>
      <text:p text:style-name="Preformatted_20_Text"><text:span text:style-name="Source_20_Text"><text:s text:c="4"/>w_OT=1.0,</text:span></text:p>
      <text:p text:style-name="Preformatted_20_Text"><text:span text:style-name="Source_20_Text"><text:s text:c="4"/>w_gravity=1.0,</text:span></text:p>
      <text:p text:style-name="Preformatted_20_Text"><text:span text:style-name="Source_20_Text"><text:s text:c="4"/>w_prob=0.5,</text:span></text:p>
      <text:p text:style-name="P3"><text:span text:style-name="Source_20_Text">)</text:span></text:p>
      <text:p text:style-name="Text_20_body">Код вычисления:</text:p>
      <text:p text:style-name="Preformatted_20_Text"><text:span text:style-name="Source_20_Text">class OBSFitness:</text:span></text:p>
      <text:p text:style-name="Preformatted_20_Text"/>
      <text:p text:style-name="Preformatted_20_Text"><text:span text:style-name="Source_20_Text"><text:s text:c="4"/>def __init__(self, config: OBSFitnessConfig):</text:span></text:p>
      <text:p text:style-name="Preformatted_20_Text"><text:span text:style-name="Source_20_Text"><text:s text:c="8"/>self.cfg = config</text:span></text:p>
      <text:p text:style-name="Preformatted_20_Text"/>
      <text:p text:style-name="Preformatted_20_Text"><text:span text:style-name="Source_20_Text"><text:s text:c="4"/>def evaluate(self, observer, T_total: int) -&gt; tuple[float, OBSFitnessComponents]:</text:span></text:p>
      <text:p text:style-name="Preformatted_20_Text"><text:span text:style-name="Source_20_Text"><text:s text:c="8"/>kn = observer.knowledge</text:span></text:p>
      <text:p text:style-name="Preformatted_20_Text"/>
      <text:p text:style-name="Preformatted_20_Text"><text:span text:style-name="Source_20_Text"><text:s text:c="8"/># 1) Field</text:span></text:p>
      <text:p text:style-name="Preformatted_20_Text"><text:span text:style-name="Source_20_Text"><text:s text:c="8"/>R2_vals = [e.R2 for e in kn.field_history]</text:span></text:p>
      <text:p text:style-name="Preformatted_20_Text"><text:span text:style-name="Source_20_Text"><text:s text:c="8"/>if R2_vals:</text:span></text:p>
      <text:p text:style-name="Preformatted_20_Text"><text:span text:style-name="Source_20_Text"><text:s text:c="12"/>R2_mean = np.mean(R2_vals[-min(5, len(R2_vals)):])</text:span></text:p>
      <text:p text:style-name="Preformatted_20_Text"><text:span text:style-name="Source_20_Text"><text:s text:c="12"/>F_field = float(max(0.0, min(1.0, R2_mean))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F_field = 0.0</text:span></text:p>
      <text:p text:style-name="Preformatted_20_Text"/>
      <text:p text:style-name="Preformatted_20_Text"><text:span text:style-name="Source_20_Text"><text:s text:c="8"/># 2) Charge</text:span></text:p>
      <text:p text:style-name="Preformatted_20_Text"><text:span text:style-name="Source_20_Text"><text:s text:c="8"/>Q_hist = kn.Q_history <text:s/># список Q(t)</text:span></text:p>
      <text:p text:style-name="Preformatted_20_Text"><text:soft-page-break/><text:span text:style-name="Source_20_Text"><text:s text:c="8"/>if Q_hist:</text:span></text:p>
      <text:p text:style-name="Preformatted_20_Text"><text:span text:style-name="Source_20_Text"><text:s text:c="12"/>Q0 = Q_hist[0]</text:span></text:p>
      <text:p text:style-name="Preformatted_20_Text"><text:span text:style-name="Source_20_Text"><text:s text:c="12"/>delta_Q = max(abs(Q - Q0) / (1.0 + abs(Q0)) for Q in Q_hist)</text:span></text:p>
      <text:p text:style-name="Preformatted_20_Text"><text:span text:style-name="Source_20_Text"><text:s text:c="12"/>F_Q = float(np.exp(-delta_Q / self.cfg.sigma_Q))</text:span></text:p>
      <text:p text:style-name="Preformatted_20_Text"><text:span text:style-name="Source_20_Text"><text:s text:c="12"/>F_Q = max(0.0, min(1.0, F_Q)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F_Q = 0.0</text:span></text:p>
      <text:p text:style-name="Preformatted_20_Text"/>
      <text:p text:style-name="Preformatted_20_Text"><text:span text:style-name="Source_20_Text"><text:s text:c="8"/># 3) Mass</text:span></text:p>
      <text:p text:style-name="Preformatted_20_Text"><text:span text:style-name="Source_20_Text"><text:s text:c="8"/>M_hist = kn.M_history</text:span></text:p>
      <text:p text:style-name="Preformatted_20_Text"><text:span text:style-name="Source_20_Text"><text:s text:c="8"/>if M_hist:</text:span></text:p>
      <text:p text:style-name="Preformatted_20_Text"><text:span text:style-name="Source_20_Text"><text:s text:c="12"/>M0 = M_hist[0]</text:span></text:p>
      <text:p text:style-name="Preformatted_20_Text"><text:span text:style-name="Source_20_Text"><text:s text:c="12"/>delta_M = max(abs(M - M0) / (1.0 + abs(M0)) for M in M_hist)</text:span></text:p>
      <text:p text:style-name="Preformatted_20_Text"><text:span text:style-name="Source_20_Text"><text:s text:c="12"/>F_M = float(np.exp(-delta_M / self.cfg.sigma_M))</text:span></text:p>
      <text:p text:style-name="Preformatted_20_Text"><text:span text:style-name="Source_20_Text"><text:s text:c="12"/>F_M = max(0.0, min(1.0, F_M)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F_M = 0.0</text:span></text:p>
      <text:p text:style-name="Preformatted_20_Text"/>
      <text:p text:style-name="Preformatted_20_Text"><text:span text:style-name="Source_20_Text"><text:s text:c="8"/># 4) Observation Time</text:span></text:p>
      <text:p text:style-name="Preformatted_20_Text"><text:span text:style-name="Source_20_Text"><text:s text:c="8"/>if kn.t_OT is None:</text:span></text:p>
      <text:p text:style-name="Preformatted_20_Text"><text:span text:style-name="Source_20_Text"><text:s text:c="12"/>F_OT = 0.0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T_scale = max(1.0, self.cfg.T_scale_fraction * T_total)</text:span></text:p>
      <text:p text:style-name="Preformatted_20_Text"><text:span text:style-name="Source_20_Text"><text:s text:c="12"/>F_OT = float(np.exp(-kn.t_OT / T_scale))</text:span></text:p>
      <text:p text:style-name="Preformatted_20_Text"><text:span text:style-name="Source_20_Text"><text:s text:c="12"/>F_OT = max(0.0, min(1.0, F_OT))</text:span></text:p>
      <text:p text:style-name="Preformatted_20_Text"/>
      <text:p text:style-name="Preformatted_20_Text"><text:span text:style-name="Source_20_Text"><text:s text:c="8"/># 5) Gravity</text:span></text:p>
      <text:p text:style-name="Preformatted_20_Text"><text:span text:style-name="Source_20_Text"><text:s text:c="8"/>if kn.gravity_corr is not None:</text:span></text:p>
      <text:p text:style-name="Preformatted_20_Text"><text:span text:style-name="Source_20_Text"><text:s text:c="12"/>F_grav = float(max(0.0, min(1.0, kn.gravity_corr))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F_grav = 0.0</text:span></text:p>
      <text:p text:style-name="Preformatted_20_Text"/>
      <text:p text:style-name="Preformatted_20_Text"><text:span text:style-name="Source_20_Text"><text:s text:c="8"/># 6) Probabilities</text:span></text:p>
      <text:p text:style-name="Preformatted_20_Text"><text:span text:style-name="Source_20_Text"><text:s text:c="8"/>if kn.prob_error is not None:</text:span></text:p>
      <text:p text:style-name="Preformatted_20_Text"><text:span text:style-name="Source_20_Text"><text:s text:c="12"/>eps_p = kn.prob_error <text:s/># |p_emp - p_hat|</text:span></text:p>
      <text:p text:style-name="Preformatted_20_Text"><text:span text:style-name="Source_20_Text"><text:s text:c="12"/>F_prob = float(np.exp(-eps_p / self.cfg.sigma_prob))</text:span></text:p>
      <text:p text:style-name="Preformatted_20_Text"><text:span text:style-name="Source_20_Text"><text:s text:c="12"/>F_prob = max(0.0, min(1.0, F_prob))</text:span></text:p>
      <text:p text:style-name="Preformatted_20_Text"><text:span text:style-name="Source_20_Text"><text:s text:c="8"/>else:</text:span></text:p>
      <text:p text:style-name="Preformatted_20_Text"><text:span text:style-name="Source_20_Text"><text:s text:c="12"/>F_prob = 0.0</text:span></text:p>
      <text:p text:style-name="Preformatted_20_Text"/>
      <text:p text:style-name="Preformatted_20_Text"><text:span text:style-name="Source_20_Text"><text:s text:c="8"/>comps = OBSFitnessComponents(</text:span></text:p>
      <text:p text:style-name="Preformatted_20_Text"><text:span text:style-name="Source_20_Text"><text:s text:c="12"/>fitness_field=F_field,</text:span></text:p>
      <text:p text:style-name="Preformatted_20_Text"><text:span text:style-name="Source_20_Text"><text:s text:c="12"/>fitness_Q=F_Q,</text:span></text:p>
      <text:p text:style-name="Preformatted_20_Text"><text:span text:style-name="Source_20_Text"><text:s text:c="12"/>fitness_mass=F_M,</text:span></text:p>
      <text:p text:style-name="Preformatted_20_Text"><text:span text:style-name="Source_20_Text"><text:s text:c="12"/>fitness_OT=F_OT,</text:span></text:p>
      <text:p text:style-name="Preformatted_20_Text"><text:span text:style-name="Source_20_Text"><text:s text:c="12"/>fitness_gravity=F_grav,</text:span></text:p>
      <text:p text:style-name="Preformatted_20_Text"><text:span text:style-name="Source_20_Text"><text:s text:c="12"/>fitness_prob=F_prob,</text:span></text:p>
      <text:p text:style-name="Preformatted_20_Text"><text:span text:style-name="Source_20_Text"><text:s text:c="8"/>)</text:span></text:p>
      <text:p text:style-name="Preformatted_20_Text"/>
      <text:p text:style-name="Preformatted_20_Text"><text:span text:style-name="Source_20_Text"><text:s text:c="8"/># Агрегация</text:span></text:p>
      <text:p text:style-name="Preformatted_20_Text"><text:span text:style-name="Source_20_Text"><text:s text:c="8"/>w = self.cfg</text:span></text:p>
      <text:p text:style-name="Preformatted_20_Text"><text:span text:style-name="Source_20_Text"><text:s text:c="8"/>num = (</text:span></text:p>
      <text:p text:style-name="Preformatted_20_Text"><text:span text:style-name="Source_20_Text"><text:s text:c="12"/>w.w_field <text:s text:c="2"/>* F_field +</text:span></text:p>
      <text:p text:style-name="Preformatted_20_Text"><text:span text:style-name="Source_20_Text"><text:s text:c="12"/>w.w_Q <text:s text:c="6"/>* F_Q +</text:span></text:p>
      <text:p text:style-name="Preformatted_20_Text"><text:span text:style-name="Source_20_Text"><text:s text:c="12"/>w.w_mass <text:s text:c="3"/>* F_M +</text:span></text:p>
      <text:p text:style-name="Preformatted_20_Text"><text:span text:style-name="Source_20_Text"><text:s text:c="12"/>w.w_OT <text:s text:c="5"/>* F_OT +</text:span></text:p>
      <text:p text:style-name="Preformatted_20_Text"><text:span text:style-name="Source_20_Text"><text:s text:c="12"/>w.w_gravity * F_grav +</text:span></text:p>
      <text:p text:style-name="Preformatted_20_Text"><text:span text:style-name="Source_20_Text"><text:s text:c="12"/>w.w_prob <text:s text:c="3"/>* F_prob</text:span></text:p>
      <text:p text:style-name="Preformatted_20_Text"><text:span text:style-name="Source_20_Text"><text:s text:c="8"/>)</text:span></text:p>
      <text:p text:style-name="Preformatted_20_Text"><text:span text:style-name="Source_20_Text"><text:s text:c="8"/>den = (w.w_field + w.w_Q + w.w_mass + w.w_OT + w.w_gravity + w.w_prob)</text:span></text:p>
      <text:p text:style-name="Preformatted_20_Text"><text:span text:style-name="Source_20_Text"><text:s text:c="8"/>F_total = 0.0 if den == 0.0 else float(num / den)</text:span></text:p>
      <text:p text:style-name="Preformatted_20_Text"/>
      <text:p text:style-name="P3"><text:span text:style-name="Source_20_Text"><text:s text:c="8"/>return F_total, comps</text:span></text:p>
      <text:h text:style-name="Heading_20_2" text:outline-level="2"><text:soft-page-break/>4. Связь с Meaning_v1 и дальнейшее использование</text:h>
      <text:p text:style-name="Text_20_body">Так определённый OBSFitness делает ровно то, что вам нужно:</text:p>
      <text:list text:style-name="L33">
        <text:list-item>
          <text:p text:style-name="P63">измеряет, насколько <text:span text:style-name="Strong_20_Emphasis">наблюдатель</text:span>:</text:p>
          <text:list>
            <text:list-item>
              <text:p text:style-name="P64">стабильно и точно выделил эффективное полевое уравнение (κ̂, m̂², λ̂), </text:p>
            </text:list-item>
            <text:list-item>
              <text:p text:style-name="P64">видит строгие законы сохранения (Q, M), </text:p>
            </text:list-item>
            <text:list-item>
              <text:p text:style-name="P64">быстро вышел на устойчивые параметры (t_OT), </text:p>
            </text:list-item>
            <text:list-item>
              <text:p text:style-name="P64">извлёк гравитационный закон (если есть), </text:p>
            </text:list-item>
            <text:list-item>
              <text:p text:style-name="P64">правильно оценил вероятности. </text:p>
            </text:list-item>
          </text:list>
        </text:list-item>
        <text:list-item>
          <text:p text:style-name="P63">OBSFitness напрямую выражает «качество петли Eτ ↔ O»:</text:p>
          <text:list>
            <text:list-item>
              <text:p text:style-name="P63">насколько O (интерфейс, IFACE + update_semantics) адекватно схватывает Eτ. </text:p>
            </text:list-item>
          </text:list>
        </text:list-item>
      </text:list>
      <text:p text:style-name="Text_20_body">На этой основе вы уже в <text:span text:style-name="Source_20_Text">observer_demo.pdf</text:span> показали:</text:p>
      <text:p text:style-name="P3"><text:span text:style-name="Source_20_Text">TotalFitness = α·SMFitness + β·OBSFitness</text:span></text:p>
      <text:p text:style-name="Text_20_body">и продемонстрировали схему совместной оптимизации RULESET и OBS.</text:p>
      <text:p text:style-name="Text_20_body">Дальше можно:</text:p>
      <text:list text:style-name="L34">
        <text:list-item>
          <text:p text:style-name="P65">варьировать веса α,β по ходу эволюционного поиска; </text:p>
        </text:list-item>
        <text:list-item>
          <text:p text:style-name="P65">добавлять новые компоненты OBSFitness (например, когерентность Ξ(t), TDA‑метрики β₀,β₁ для x_sem(t)); </text:p>
        </text:list-item>
        <text:list-item>
          <text:p text:style-name="P66">использовать OBSFitness как один из ключевых критериев при поиске «нашего» мира: мира, в котором существует наблюдатель, легко и стабильно извлекающий разумно устроенные законы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6T15:53:03.076687929</meta:creation-date>
    <dc:date>2025-12-16T15:53:22.010241115</dc:date>
    <meta:editing-duration>PT20S</meta:editing-duration>
    <meta:editing-cycles>1</meta:editing-cycles>
    <meta:document-statistic meta:table-count="0" meta:image-count="0" meta:object-count="0" meta:page-count="13" meta:paragraph-count="471" meta:word-count="2619" meta:character-count="19308" meta:non-whitespace-character-count="16115"/>
    <meta:generator>LibreOffice/25.8.3.2$Linux_X86_64 LibreOffice_project/580$Build-2</meta:generator>
  </office:meta>
</office:document-meta>
</file>